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Helvetica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3">System Administrator Manual</text:p>
      <text:p text:style-name="P7">1. Overview</text:p>
      <text:p text:style-name="P5"/>
      <text:p text:style-name="P6">This documentation will enable the system administrator to install and manage the system with ease.</text:p>
      <text:p text:style-name="P6"/>
      <text:p text:style-name="P6">This covers the database installation, Web server installation, OpenMPIS installation, security audit and database backup.</text:p>
      <text:p text:style-name="P7">2. Database Installation</text:p>
      <text:p text:style-name="P5"/>
      <text:p text:style-name="P6">The system administrator should first install MySQL 5 server.</text:p>
      <text:p text:style-name="P7">3. Web Server Installation</text:p>
      <text:p text:style-name="P5"/>
      <text:p text:style-name="P6">The system administrator should install the Tomcat application server with or without the Apache Web server.</text:p>
      <text:p text:style-name="P7">4. OpenMPIS Installation</text:p>
      <text:p text:style-name="P5"/>
      <text:p text:style-name="P6">The system administrator can now build and deploy OpenMPIS.</text:p>
      <text:p text:style-name="P6"/>
      <text:p text:style-name="P6">ant</text:p>
      <text:p text:style-name="P6">vim openmpis/nbproject/private/private.properties</text:p>
      <text:p text:style-name="P6">cp openmpis/dist/openmpis.war /var/lib/tomcat5.5/webapps/ROOT.war</text:p>
      <text:p text:style-name="P7">5. Security Audit</text:p>
      <text:p text:style-name="P5"/>
      <text:p text:style-name="P6">The system administrator should ensure system security. He should perform penetration tests, SQL injection tests and cross-site scripting tests regularly. He should also read the system logs from time to time.</text:p>
      <text:p text:style-name="P7">6. Database Backup</text:p>
      <text:p text:style-name="P5"/>
      <text:p text:style-name="P6">The system administrator should also automate the back up of the datab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201in" fo:margin-bottom="0.7799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cumentation for system administrator</text:p>
      </style:header>
      <style:footer>
        <text:p text:style-name="MP2">Page : 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y Vincent Babilonia</meta:initial-creator>
    <meta:creation-date>2009-02-22T13:10:31.21</meta:creation-date>
    <dc:date>2009-03-25T20:08:00.16</dc:date>
    <dc:creator>Rey Vincent Babilonia</dc:creator>
    <meta:editing-duration>PT06H37M33S</meta:editing-duration>
    <meta:editing-cycles>42</meta:editing-cycles>
    <meta:generator>OpenOffice.org/3.0$Win32 OpenOffice.org_project/300m15$Build-9379</meta:generator>
    <meta:document-statistic meta:table-count="0" meta:image-count="0" meta:object-count="0" meta:page-count="7" meta:paragraph-count="19" meta:word-count="141" meta:character-count="1042"/>
    <meta:user-defined meta:name="Info 1"/>
    <meta:user-defined meta:name="Info 2"/>
    <meta:user-defined meta:name="Info 3"/>
    <meta:user-defined meta:name="Info 4"/>
  </office:meta>
</office:document-meta>
</file>